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uthority-registry"/>Authority Registry<text:bookmark-end text:name="authority-registry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2/authority-registry" office:name=""><text:span text:style-name="Definition">https://blueprint.ecohubs.community/articles/rcos-templates/layer-2/authority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3-authority-boundaries" office:name=""><text:span text:style-name="Definition">§4.3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Lists all roles, circles, or bodies that hold decision-making authority, along with their explicit scope, limits, and term.</text:p>
      <text:p text:style-name="Horizontal_20_Line"/>
      <text:h text:style-name="Heading_20_2" text:outline-level="2"><text:bookmark-start text:name="registered-authorities"/>Registered Authorities<text:bookmark-end text:name="registered-authorities"/></text:h>
      <text:p text:style-name="First_20_paragraph"><text:span text:style-name="T2">RCOS clauses: </text:span><text:a xlink:type="simple" xlink:href="https://blueprint.ecohubs.community/articles/rcos-core/v0-1/layer-2-governance-decision-logic#43-authority-boundaries" office:name=""><text:span text:style-name="Definition"><text:span text:style-name="T2">4.3.1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2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3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4</text:span></text:span></text:a><text:span text:style-name="T2">, </text:span><text:a xlink:type="simple" xlink:href="https://blueprint.ecohubs.community/articles/rcos-core/v0-1/layer-2-governance-decision-logic#43-authority-boundaries" office:name=""><text:span text:style-name="Definition"><text:span text:style-name="T2">4.3.5</text:span></text:span></text:a></text:p>
      <text:p text:style-name="P4"><text:span text:style-name="T1">Rationale — Why write every authority down</text:span></text:p>
      <text:p text:style-name="P4">Authority that is not explicitly registered gets filled in by default — by whoever has been around longest, speaks loudest, or controls the keys. A single registry that names every role, bounds its scope, caps its limits, and ties its basis to a delegation act makes unauthorized action detectable and prevents authority from being derived from charisma, seniority, or ownership.</text:p>
      <text:p text:style-name="P5"><text:span text:style-name="T1">Instructions — How to fill this in</text:span></text:p>
      <text:p text:style-name="P5">For each role, body, or circle that holds authority, list the scope of authority, hard limits, term/duration, and the basis (membership state, delegation act, etc.). The collective body of Full Members is itself an authority and belongs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Role / Body</text:p>
            </table:table-cell>
            <table:table-cell table:style-name="TableHeaderRowCell" office:value-type="string">
              <text:p text:style-name="Table_20_Heading">Scope of authority</text:p>
            </table:table-cell>
            <table:table-cell table:style-name="TableHeaderRowCell" office:value-type="string">
              <text:p text:style-name="Table_20_Heading">Limits</text:p>
            </table:table-cell>
            <table:table-cell table:style-name="TableHeaderRowCell" office:value-type="string">
              <text:p text:style-name="Table_20_Heading">Term / Duration</text:p>
            </table:table-cell>
            <table:table-cell table:style-name="TableHeaderRowCell" office:value-type="string">
              <text:p text:style-name="Table_20_Heading">Bas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e.g. Full Members (collective)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cannot override invariants; cannot act outside Decision Matrix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membership state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Membership Admi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basis — delegated by Full Members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.g. Finance Steward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limits — spending cap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</table:table>
      <text:p text:style-name="P6"><text:span text:style-name="T1">Conflict-of-interest recusal:</text:span> A role holder may not exercise their delegated authority in any decision where they have a direct personal interest. In such cases, the decision is escalated through the governance process.</text:p>
      <text:p text:style-name="P7">Authority must not be derived from charisma, seniority, ownership, or informal influence. Temporary or emergency authority must be explicitly defined, time-bounded, and subject to review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3">
        <text:list-item>
          <text:p text:style-name="P8"><text:span text:style-name="T1">Adopted:</text:span> </text:p>
        </text:list-item>
        <text:list-item>
          <text:p text:style-name="P8"><text:span text:style-name="T1">Decision type:</text:span> Constitutional</text:p>
        </text:list-item>
        <text:list-item>
          <text:p text:style-name="P8"><text:span text:style-name="T1">Version:</text:span> </text:p>
        </text:list-item>
        <text:list-item>
          <text:p text:style-name="P8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1:58:17Z</meta:creation-date>
    <dc:date>2026-04-29T01:58:17Z</dc:date>
    <meta:user-defined meta:name="title-meta" meta:value-type="string">Authority Registry</meta:user-defined>
  </office:meta>
</office:document-meta>
</file>